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T1" style:family="text">
      <style:text-properties fo:font-variant="normal" fo:text-transform="none" fo:color="#333333" style:font-name="arial" fo:letter-spacing="normal" fo:font-style="normal" fo:font-weight="bold"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atasha Martinez</text:p>
      <text:p text:style-name="P1">Media Post Mortum</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For this project, I chose to make a video game about a sugar glider. The purpose of my game is to run for as long as possible without running into a pile of leafs (which causes death) or falling through the branches. You can combat the leafs by shooting acorns at them. </text:p>
      <text:p text:style-name="Standard"><text:tab/>The sugar glider, or as I call him sugar, is the main character. He features two states: running and jump. His run is a timeline event that cycles through when ever sugar is in contact with a branch. The jump version of sugar is used when ever sugar is not touching a branch. </text:p>
      <text:p text:style-name="Standard"><text:tab/>There are five screens: main, how-to, credits, game and lose. You start off on the main screen where there are options to go to the how-to, credits and game. How-to has options for main and game. Credits has options to go the main. Play brings you to the game screen where you can play the game. When you lose the game (which is inevitable), you are brought to the lose screen. There is no win screen. </text:p>
      <text:p text:style-name="Standard"><text:tab/>The way I organized this game is by six main classes. The first is the class that contains all the controls for switching screens. It contains two methods per screen featured in the game. One for set up and one for clearing the screen. The other five main classes are for the screens; one each.</text:p>
      <text:p text:style-name="Standard"><text:tab/>I did all the art work featured in the game.</text:p>
      <text:p text:style-name="Standard"><text:tab/>The music I used was from YouTuber saraphie: “Electric Violin Vivaldi Winter from the Four Seasons techno rem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asha Martinez</meta:initial-creator>
    <meta:creation-date>2012-11-13T00:01:41.82</meta:creation-date>
    <dc:date>2012-11-13T00:42:43.01</dc:date>
    <dc:creator>Natasha Martinez</dc:creator>
    <meta:editing-duration>PT24M38S</meta:editing-duration>
    <meta:editing-cycles>4</meta:editing-cycles>
    <meta:generator>OpenOffice.org/3.3$Win32 OpenOffice.org_project/330m20$Build-9567</meta:generator>
    <meta:document-statistic meta:table-count="0" meta:image-count="0" meta:object-count="0" meta:page-count="2" meta:paragraph-count="8" meta:word-count="270" meta:character-count="1438"/>
  </office:meta>
</office:document-meta>
</file>